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5-1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5-1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5-1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5-1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5-1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5-1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5-1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5-1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5-1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5-1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5-1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5-1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5-1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2816" calcext:value-type="float">
            <text:p>4.2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5-1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5-1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5-1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5-1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5-1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5-1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5-1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5-1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5-1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5-1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5-1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5-1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5-1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5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5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5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5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5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5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5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5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5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5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5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5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5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5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5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5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5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5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5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5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5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5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5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5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5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5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5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5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5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8056" calcext:value-type="float">
            <text:p>4.25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5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5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5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5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6344" calcext:value-type="float">
            <text:p>4.2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5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5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5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5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5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5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5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5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2544" calcext:value-type="float">
            <text:p>4.3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5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5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5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5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5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5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5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5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0456" calcext:value-type="float">
            <text:p>4.4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5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0456" calcext:value-type="float">
            <text:p>4.4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5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5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5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5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5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5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5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5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5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5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5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7888" calcext:value-type="float">
            <text:p>4.4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5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5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5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5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8472" calcext:value-type="float">
            <text:p>4.53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5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5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2856" calcext:value-type="float">
            <text:p>4.5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5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0664" calcext:value-type="float">
            <text:p>4.55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5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5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5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5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5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5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5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5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5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5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5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5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5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5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5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5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5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5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9328" calcext:value-type="float">
            <text:p>4.52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5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5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5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5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5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5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5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7616" calcext:value-type="float">
            <text:p>4.54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5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724" calcext:value-type="float">
            <text:p>4.5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5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772" calcext:value-type="float">
            <text:p>4.61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5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7344" calcext:value-type="float">
            <text:p>4.6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5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5256" calcext:value-type="float">
            <text:p>4.7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5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6592" calcext:value-type="float">
            <text:p>4.7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5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5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8784" calcext:value-type="float">
            <text:p>4.7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5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5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5152" calcext:value-type="float">
            <text:p>4.6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5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8744" calcext:value-type="float">
            <text:p>4.42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5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5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5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5216" calcext:value-type="float">
            <text:p>4.3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5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5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5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5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5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5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5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1208" calcext:value-type="float">
            <text:p>4.3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5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5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5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5592" calcext:value-type="float">
            <text:p>4.35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5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6448" calcext:value-type="float">
            <text:p>4.3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5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5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5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3024" calcext:value-type="float">
            <text:p>4.3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5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436" calcext:value-type="float">
            <text:p>4.4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5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5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5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0936" calcext:value-type="float">
            <text:p>4.4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5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5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5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5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5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5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5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5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5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5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5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5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1896" calcext:value-type="float">
            <text:p>4.5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5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5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5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9328" calcext:value-type="float">
            <text:p>4.52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5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5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5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5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5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5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5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5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3712" calcext:value-type="float">
            <text:p>4.55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5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5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5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5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5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5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5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5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5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4192" calcext:value-type="float">
            <text:p>4.5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5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5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5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5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5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5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5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5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5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772" calcext:value-type="float">
            <text:p>4.61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5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5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5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7344" calcext:value-type="float">
            <text:p>4.6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5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0872" calcext:value-type="float">
            <text:p>4.6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5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8304" calcext:value-type="float">
            <text:p>4.7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5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5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1352" calcext:value-type="float">
            <text:p>4.7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5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6488" calcext:value-type="float">
            <text:p>4.6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4776" calcext:value-type="float">
            <text:p>4.6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5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5256" calcext:value-type="float">
            <text:p>4.7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5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0392" calcext:value-type="float">
            <text:p>4.6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5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5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5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5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5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5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5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5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3336" calcext:value-type="float">
            <text:p>4.59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5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5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5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5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5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5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8952" calcext:value-type="float">
            <text:p>4.5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5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5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5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5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5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5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5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5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2376" calcext:value-type="float">
            <text:p>4.53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5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5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5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5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5-03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5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5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5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7992" calcext:value-type="float">
            <text:p>4.50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5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5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5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5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5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5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5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5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5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5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8368" calcext:value-type="float">
            <text:p>4.4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5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2272" calcext:value-type="float">
            <text:p>4.4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5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5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5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5-0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5-0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5-0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0936" calcext:value-type="float">
            <text:p>4.4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5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5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5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5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5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5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5-0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5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3504" calcext:value-type="float">
            <text:p>4.4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5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2168" calcext:value-type="float">
            <text:p>4.39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5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5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5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5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5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5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9976" calcext:value-type="float">
            <text:p>4.37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5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7784" calcext:value-type="float">
            <text:p>4.36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5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5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5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5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5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5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5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5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5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5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5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9872" calcext:value-type="float">
            <text:p>4.3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5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3776" calcext:value-type="float">
            <text:p>4.3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5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5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5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5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5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5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5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9392" calcext:value-type="float">
            <text:p>4.27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5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8536" calcext:value-type="float">
            <text:p>4.2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5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5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5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5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6344" calcext:value-type="float">
            <text:p>4.2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5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5488" calcext:value-type="float">
            <text:p>4.2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5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4632" calcext:value-type="float">
            <text:p>4.2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5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4-12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4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4632" calcext:value-type="float">
            <text:p>4.2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4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4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4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4-1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4-1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4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4-1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4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4-1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4-1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4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4-1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4-1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4-1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4-1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4-1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4-1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4-1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4-1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4-1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4-1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4-1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4-1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4-1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4-1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4-1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4-1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4-1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4-1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4-1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4-1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4-1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4-1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4-1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4-1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4-1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4-1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4-1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4-1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4-1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2544" calcext:value-type="float">
            <text:p>4.3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4-1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4-1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4-1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4-1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4-1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4-1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4-1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4-1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7784" calcext:value-type="float">
            <text:p>4.36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4-1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3024" calcext:value-type="float">
            <text:p>4.3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4-1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4-1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4-1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4-1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4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4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4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4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0456" calcext:value-type="float">
            <text:p>4.4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3-1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3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3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3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3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3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3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3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3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3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3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3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3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3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3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3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3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3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3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3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3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3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3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3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3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3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3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3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3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3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3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3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3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3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3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3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3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3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3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3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3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3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3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3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3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3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3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3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3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3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3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3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3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3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3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3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3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3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3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3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3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3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3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3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3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3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3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3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3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3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3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3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3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3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3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3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3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3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3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3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3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3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3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3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3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3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3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3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3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3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3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3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3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3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3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3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3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3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3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3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3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3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3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3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3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3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3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3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3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3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3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3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3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3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3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3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3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3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3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3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3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3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3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3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3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3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3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3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3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3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3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3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3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3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3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3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3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3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3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3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3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3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3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3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3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3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3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3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3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3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3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3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3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3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3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3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3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3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3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3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3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3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3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3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3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3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3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3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3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3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3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3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3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3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3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3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3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3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3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3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3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3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3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3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3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3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3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3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3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3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3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3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3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3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3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3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3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3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3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3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3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3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3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3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3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3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3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3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3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3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3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3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3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3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3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3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3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3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3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3-03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3-03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3-03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3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3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3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3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3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3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3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3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3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3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3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3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3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3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3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3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3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3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3-0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3-0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3-0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3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3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3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3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3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3-0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3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3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3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3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3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3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3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3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3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3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3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3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3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3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3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3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3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3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3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3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3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3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3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3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3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3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3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3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3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3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3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3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3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2-12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2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2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2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2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2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2-1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2-1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2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2-1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2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2-1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2-1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2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2-1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2-1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2-1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2-1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2-1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2-1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2-1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2-1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2-1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2-1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2-1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2-1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2-1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2816" calcext:value-type="float">
            <text:p>4.2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2-1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4152" calcext:value-type="float">
            <text:p>4.2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2-1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2-1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2-1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2-1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2-1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2-1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2-1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2-1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3296" calcext:value-type="float">
            <text:p>4.27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2-1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2-1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4632" calcext:value-type="float">
            <text:p>4.2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2-1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2-1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2-1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2-1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2-1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2-1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2-1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2-1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2-1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2-1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2-1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2-1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2-1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2-1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2-1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2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2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2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2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2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2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2544" calcext:value-type="float">
            <text:p>4.3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2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34" calcext:value-type="float">
            <text:p>4.3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2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2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2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2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2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2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2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2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2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2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2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2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2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7784" calcext:value-type="float">
            <text:p>4.36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2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2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2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2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2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2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8264" calcext:value-type="float">
            <text:p>4.3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2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5216" calcext:value-type="float">
            <text:p>4.3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2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8264" calcext:value-type="float">
            <text:p>4.3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2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1312" calcext:value-type="float">
            <text:p>4.4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2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436" calcext:value-type="float">
            <text:p>4.4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2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7408" calcext:value-type="float">
            <text:p>4.40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2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436" calcext:value-type="float">
            <text:p>4.4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2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0456" calcext:value-type="float">
            <text:p>4.4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2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6552" calcext:value-type="float">
            <text:p>4.4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2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2648" calcext:value-type="float">
            <text:p>4.4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2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5696" calcext:value-type="float">
            <text:p>4.4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2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2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0936" calcext:value-type="float">
            <text:p>4.4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2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7032" calcext:value-type="float">
            <text:p>4.4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2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2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2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2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1416" calcext:value-type="float">
            <text:p>4.4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2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2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2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2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2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0184" calcext:value-type="float">
            <text:p>4.52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2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2376" calcext:value-type="float">
            <text:p>4.53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2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2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4568" calcext:value-type="float">
            <text:p>4.54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2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2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2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2376" calcext:value-type="float">
            <text:p>4.53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2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9328" calcext:value-type="float">
            <text:p>4.52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2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2376" calcext:value-type="float">
            <text:p>4.53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2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9328" calcext:value-type="float">
            <text:p>4.52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2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3232" calcext:value-type="float">
            <text:p>4.52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2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3232" calcext:value-type="float">
            <text:p>4.52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2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7136" calcext:value-type="float">
            <text:p>4.51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2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2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7992" calcext:value-type="float">
            <text:p>4.50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2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2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2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2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9704" calcext:value-type="float">
            <text:p>4.4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2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9704" calcext:value-type="float">
            <text:p>4.4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2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2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7512" calcext:value-type="float">
            <text:p>4.4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2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7512" calcext:value-type="float">
            <text:p>4.4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2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1416" calcext:value-type="float">
            <text:p>4.4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2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1416" calcext:value-type="float">
            <text:p>4.4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2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2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2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7032" calcext:value-type="float">
            <text:p>4.4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2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7888" calcext:value-type="float">
            <text:p>4.4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2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1792" calcext:value-type="float">
            <text:p>4.4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2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2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7408" calcext:value-type="float">
            <text:p>4.40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2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5216" calcext:value-type="float">
            <text:p>4.3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2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6072" calcext:value-type="float">
            <text:p>4.3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2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9976" calcext:value-type="float">
            <text:p>4.37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2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388" calcext:value-type="float">
            <text:p>4.3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2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388" calcext:value-type="float">
            <text:p>4.3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2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9976" calcext:value-type="float">
            <text:p>4.37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2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6072" calcext:value-type="float">
            <text:p>4.3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2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2168" calcext:value-type="float">
            <text:p>4.39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2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1312" calcext:value-type="float">
            <text:p>4.4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2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3504" calcext:value-type="float">
            <text:p>4.4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2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2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8744" calcext:value-type="float">
            <text:p>4.42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2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7888" calcext:value-type="float">
            <text:p>4.4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2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7032" calcext:value-type="float">
            <text:p>4.4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2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3128" calcext:value-type="float">
            <text:p>4.45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2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2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2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7032" calcext:value-type="float">
            <text:p>4.4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2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2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3128" calcext:value-type="float">
            <text:p>4.45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2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2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2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2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2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3128" calcext:value-type="float">
            <text:p>4.45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2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3128" calcext:value-type="float">
            <text:p>4.45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2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2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3128" calcext:value-type="float">
            <text:p>4.45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2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3128" calcext:value-type="float">
            <text:p>4.45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2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3128" calcext:value-type="float">
            <text:p>4.45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2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3128" calcext:value-type="float">
            <text:p>4.45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2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2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2272" calcext:value-type="float">
            <text:p>4.4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2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4464" calcext:value-type="float">
            <text:p>4.4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2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2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3232" calcext:value-type="float">
            <text:p>4.52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2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5048" calcext:value-type="float">
            <text:p>4.5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2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096" calcext:value-type="float">
            <text:p>4.5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2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2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2648" calcext:value-type="float">
            <text:p>4.4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2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2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5968" calcext:value-type="float">
            <text:p>4.3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2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2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9872" calcext:value-type="float">
            <text:p>4.3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2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6824" calcext:value-type="float">
            <text:p>4.3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2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6824" calcext:value-type="float">
            <text:p>4.3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2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3776" calcext:value-type="float">
            <text:p>4.3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2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0728" calcext:value-type="float">
            <text:p>4.3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2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2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2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5488" calcext:value-type="float">
            <text:p>4.2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2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9392" calcext:value-type="float">
            <text:p>4.27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2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3296" calcext:value-type="float">
            <text:p>4.27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2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0248" calcext:value-type="float">
            <text:p>4.2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2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8056" calcext:value-type="float">
            <text:p>4.25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2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8056" calcext:value-type="float">
            <text:p>4.25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2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5864" calcext:value-type="float">
            <text:p>4.2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2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5864" calcext:value-type="float">
            <text:p>4.2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2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5864" calcext:value-type="float">
            <text:p>4.2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2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2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8912" calcext:value-type="float">
            <text:p>4.2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2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5864" calcext:value-type="float">
            <text:p>4.2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2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2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2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2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2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2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2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2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2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2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2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2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2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2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2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2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2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2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2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2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2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2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2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2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2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2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2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2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2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2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2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2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2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2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2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2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2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2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2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2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2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2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2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2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2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2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2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2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2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2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2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2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2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2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2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2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2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2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2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2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2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2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2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2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2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2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2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2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2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2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2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2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2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2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2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2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2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2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2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2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2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2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2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2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2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2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2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2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2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2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2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2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2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2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2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2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2-03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2-03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2-03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2-03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2-03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2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2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2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2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2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2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2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2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2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2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2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2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2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2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2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2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2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2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2-0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2-0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2-0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2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2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2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2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2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2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2-0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2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2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2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2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2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2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2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2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2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2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2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2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2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2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2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2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2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2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2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2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2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2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2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2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2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2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2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2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2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2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2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2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2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2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2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2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2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2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2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1-12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1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1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1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1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1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1-1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1-1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1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1-1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1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1-1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1-1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1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1-1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1-1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1-1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1-1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1-1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1-1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1-1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1-1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1-1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3672" calcext:value-type="float">
            <text:p>4.2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1-1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1-1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1-1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2816" calcext:value-type="float">
            <text:p>4.2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1-1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5864" calcext:value-type="float">
            <text:p>4.2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1-1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5864" calcext:value-type="float">
            <text:p>4.2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1-1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5864" calcext:value-type="float">
            <text:p>4.2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1-1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8912" calcext:value-type="float">
            <text:p>4.2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1-1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1-1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5008" calcext:value-type="float">
            <text:p>4.2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1-1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8056" calcext:value-type="float">
            <text:p>4.25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1-1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8056" calcext:value-type="float">
            <text:p>4.25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1-1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4152" calcext:value-type="float">
            <text:p>4.2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1-1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4152" calcext:value-type="float">
            <text:p>4.2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1-1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1-1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3296" calcext:value-type="float">
            <text:p>4.27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1-1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3296" calcext:value-type="float">
            <text:p>4.27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1-1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6344" calcext:value-type="float">
            <text:p>4.2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1-1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1-1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1-1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5488" calcext:value-type="float">
            <text:p>4.2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1-1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8536" calcext:value-type="float">
            <text:p>4.2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1-1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4632" calcext:value-type="float">
            <text:p>4.2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1-1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1-1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1-1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1-1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1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1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1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1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1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1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8536" calcext:value-type="float">
            <text:p>4.2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1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1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1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1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1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1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1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5008" calcext:value-type="float">
            <text:p>4.2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1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2816" calcext:value-type="float">
            <text:p>4.2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1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3672" calcext:value-type="float">
            <text:p>4.2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1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1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1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1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1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1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1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1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1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1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1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1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1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1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1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1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1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1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1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1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1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1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1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1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1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1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1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1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1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1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1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2088" calcext:value-type="float">
            <text:p>3.7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1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1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1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1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1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1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1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1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1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1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1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1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1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1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1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1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1-03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1-03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1-03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1-03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1-03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1-03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1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1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1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1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1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1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1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1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1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1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1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1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1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1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1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1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1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1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1-0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1-0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1-0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1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1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1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1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1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1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1-0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1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1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1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1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1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1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1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1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1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1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1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1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1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1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1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1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1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1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1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1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1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1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1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1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1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1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1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1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1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1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1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1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1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1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1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1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1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1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1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0-12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0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0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0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0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0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0-1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0-1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0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0-1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0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0-1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0-1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0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0-1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0-1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0-1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0-1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0-1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0-1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0-1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0-1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0-1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0-1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0-1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0-1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0-1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0-1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0-1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0-1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0-1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0-1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0-1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0-1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0-1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0-1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0-1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0-1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0-1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0-1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0-1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0-1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0-1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0-1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0-1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0-1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0-1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0-1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0-1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0-1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0-1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0-1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0-1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0-1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0-1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0-1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0-1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0-1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0-1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0-1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0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0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0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0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0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0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0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0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0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0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0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0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0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0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0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0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0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0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7576" calcext:value-type="float">
            <text:p>4.2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0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7576" calcext:value-type="float">
            <text:p>4.2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0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0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0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0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0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0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0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0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0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0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0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0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0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0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0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0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0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0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0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0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0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0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0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0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0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0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0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0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0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0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0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0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2816" calcext:value-type="float">
            <text:p>4.2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0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5008" calcext:value-type="float">
            <text:p>4.2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0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0248" calcext:value-type="float">
            <text:p>4.2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0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6344" calcext:value-type="float">
            <text:p>4.2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0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3296" calcext:value-type="float">
            <text:p>4.27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0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0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0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0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0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0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0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0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0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0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0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2816" calcext:value-type="float">
            <text:p>4.2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0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0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0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0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0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0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0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0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0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0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0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0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0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0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0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0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0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0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0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7576" calcext:value-type="float">
            <text:p>4.2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0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0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0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0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0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0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0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0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0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0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0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0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0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5488" calcext:value-type="float">
            <text:p>4.2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0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6824" calcext:value-type="float">
            <text:p>4.3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0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6448" calcext:value-type="float">
            <text:p>4.3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0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0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5864" calcext:value-type="float">
            <text:p>4.2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0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0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0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0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0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0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0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0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0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0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0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0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0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0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0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0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0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0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0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0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0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0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0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0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0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0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0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0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0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0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0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0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0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0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0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0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0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0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0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0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0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0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0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0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0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0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0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0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0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0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0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0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0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0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0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0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0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0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0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0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0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0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0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0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0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0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0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0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0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0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0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0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0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0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0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0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0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0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0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0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0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0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0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0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0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0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0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0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0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0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0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0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0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0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0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0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0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0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0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0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0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0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0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0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0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0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0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0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0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0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0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0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0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0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0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0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0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0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0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0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0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0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0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0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0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0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0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0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0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0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0-0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0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0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0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0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0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0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0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0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0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0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0-0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0-0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0-0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0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0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0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0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0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0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0-0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0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0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0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0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0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0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0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0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0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0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0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0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0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0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0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0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0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0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0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0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0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0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0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0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0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0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0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0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0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0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0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0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0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0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0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0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0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0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20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9-12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9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9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9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9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9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9-1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9-1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9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9-1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9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9-1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9-1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9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9-1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9-1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9-1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9-1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9-1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9-1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9-1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9-1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9-1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9-1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9-1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9-1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9-1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9-1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9-1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9-1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9-1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9-1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9-1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9-1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9-1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9-1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9-1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9-1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9-1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9-1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9-1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9-1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9-1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9-1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9-1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9-1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9-1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9-1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9-1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9-1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9-1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9-1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9-1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9-1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9-1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9-1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9-1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9-1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9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9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9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9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9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9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9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9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9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9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9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9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9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9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9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9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9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9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9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9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9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9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9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9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9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9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9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9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9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9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9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9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9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9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9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9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9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9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9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9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5864" calcext:value-type="float">
            <text:p>4.2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9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9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9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9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9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9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9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9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9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9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9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9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9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9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9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9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9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9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9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9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9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9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9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9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9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9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9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9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9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9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9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9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9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9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9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9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9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9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9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9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9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9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9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9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9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9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9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9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9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9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9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9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9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9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9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9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9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9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9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9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9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9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9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9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9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9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9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9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9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9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9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2088" calcext:value-type="float">
            <text:p>3.7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9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9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9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9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9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9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9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9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9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176" calcext:value-type="float">
            <text:p>3.6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9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9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9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9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9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256" calcext:value-type="float">
            <text:p>3.5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9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9416" calcext:value-type="float">
            <text:p>3.7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9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9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9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9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9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9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9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9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9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9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9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9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9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9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9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9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9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9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9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9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9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9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9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9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9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9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9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9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9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9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9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9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9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9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9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9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9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9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9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9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9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9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9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9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9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9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9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9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9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9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9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9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9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9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9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9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9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9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9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752" calcext:value-type="float">
            <text:p>3.7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9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9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9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9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9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9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9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9416" calcext:value-type="float">
            <text:p>3.7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9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0272" calcext:value-type="float">
            <text:p>3.7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9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9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9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1128" calcext:value-type="float">
            <text:p>3.6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9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9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9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9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9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7224" calcext:value-type="float">
            <text:p>3.6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9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9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9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9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9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9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9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9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9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9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9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9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176" calcext:value-type="float">
            <text:p>3.6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9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9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9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9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9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9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9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9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9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9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9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9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9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9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9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9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9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9-03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9-03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9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9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9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9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9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9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9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9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9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9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9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9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9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9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9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9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9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9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9-0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9-0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9-0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9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9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9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9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9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9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9-0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9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9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9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9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9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9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9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9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9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9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9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9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9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9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9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9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9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9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9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9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9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9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9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9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9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9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9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9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9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9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9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9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9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9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9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9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7704" calcext:value-type="float">
            <text:p>3.7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9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9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9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8-12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8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8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8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8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8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8-1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8-1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8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8-1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8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8-1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8-1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8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8-1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8-1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8-1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8-1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8-1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8-1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8-1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8-1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8-1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8-1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8-1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8-1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8-1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8-1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8-1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8-1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8-1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8-1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8-1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8-1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8-1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8-1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8-1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8-1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8-1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8-1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8-1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8-1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8-1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8-1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8-1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8-1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8-1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8-1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8-1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8-1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8-1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8-1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8-1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8-1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8-1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8-1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8-1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8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8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8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8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8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8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8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8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8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8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8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8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8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8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8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8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8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8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8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1816" calcext:value-type="float">
            <text:p>3.8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8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8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8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8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8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8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8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8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8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8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8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8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8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8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8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8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8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8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8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8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8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8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8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8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8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8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8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8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8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8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8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8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8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8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8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8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8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1128" calcext:value-type="float">
            <text:p>3.6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8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5032" calcext:value-type="float">
            <text:p>3.6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8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8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8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8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8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5032" calcext:value-type="float">
            <text:p>3.6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8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8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8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8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8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8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3696" calcext:value-type="float">
            <text:p>3.6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8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8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8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8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8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8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8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8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8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8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8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0648" calcext:value-type="float">
            <text:p>3.6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8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8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8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8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8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284" calcext:value-type="float">
            <text:p>3.6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8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8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8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8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8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8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8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8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8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8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8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8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8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8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8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8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284" calcext:value-type="float">
            <text:p>3.6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8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7224" calcext:value-type="float">
            <text:p>3.6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8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8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8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8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8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8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8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8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8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5512" calcext:value-type="float">
            <text:p>3.7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8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9688" calcext:value-type="float">
            <text:p>3.5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8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9208" calcext:value-type="float">
            <text:p>3.5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8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8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8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8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8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8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8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8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8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8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8832" calcext:value-type="float">
            <text:p>3.6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8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8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8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8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8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8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8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256" calcext:value-type="float">
            <text:p>3.5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8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8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8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8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8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8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8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8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8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8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8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8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4072" calcext:value-type="float">
            <text:p>3.6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8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8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8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8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8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8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8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8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8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8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3592" calcext:value-type="float">
            <text:p>3.5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8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9208" calcext:value-type="float">
            <text:p>3.5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8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8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8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8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8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7768" calcext:value-type="float">
            <text:p>3.4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8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8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8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8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8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8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8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8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8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8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8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8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8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8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7224" calcext:value-type="float">
            <text:p>3.6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8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8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8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8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8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8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8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8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8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8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8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8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8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8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8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8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8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8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8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8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8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8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8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8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8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8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8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8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8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8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8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5032" calcext:value-type="float">
            <text:p>3.6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8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8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8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8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6744" calcext:value-type="float">
            <text:p>3.6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8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8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284" calcext:value-type="float">
            <text:p>3.6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8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8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8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8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8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8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8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8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8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8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8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8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8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8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8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8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176" calcext:value-type="float">
            <text:p>3.6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8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8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8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8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7224" calcext:value-type="float">
            <text:p>3.6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8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176" calcext:value-type="float">
            <text:p>3.6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8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8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8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8-03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8-03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8-03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8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8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8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8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8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8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8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8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8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8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8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8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8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8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8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8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0272" calcext:value-type="float">
            <text:p>3.7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8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9416" calcext:value-type="float">
            <text:p>3.7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8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8-0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8-0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8-0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8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8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8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8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8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8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8-0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8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8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8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8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8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8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8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8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8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8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8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8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8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8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8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8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8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8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8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8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8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8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8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8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8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8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8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8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8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8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8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8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8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8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8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8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8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8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8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7-12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7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7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2088" calcext:value-type="float">
            <text:p>3.7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7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7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7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7-1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7-1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7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7-1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7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7-1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7-1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7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7-1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7-1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7-1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7-1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7-1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7-1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7-1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7-1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7-1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7-1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7-1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7-1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7-1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7-1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7-1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7-1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7-1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7-1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7-1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7-1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7-1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7-1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7-1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7-1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7-1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7-1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7-1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7-1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7-1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7-1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7-1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7-1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7-1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7-1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7-1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7-1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7-1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7-1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7-1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7-1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7-1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7-1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7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7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7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7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7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7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7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7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7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7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7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7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7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7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7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7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7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7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7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7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7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7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7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7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7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7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7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7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7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7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7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7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7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7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7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7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7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7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7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7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7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7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7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7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7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7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7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7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7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7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7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7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7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7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7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7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7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7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7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7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7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7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7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7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7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7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7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7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7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7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7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7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7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7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7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7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7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7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7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7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7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7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7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7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7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7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7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7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7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7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7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7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7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7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7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7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7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7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7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7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7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7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7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7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7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7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7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7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7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7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7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7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7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7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7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7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7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7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7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7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7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7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7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7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7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7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7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7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7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7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7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7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7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7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7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7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7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7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7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7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7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7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7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7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7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7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7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7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7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7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7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7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7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7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7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7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7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7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7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7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7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7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7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7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7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7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7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7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7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7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7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7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7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7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7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7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7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7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7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7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7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7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7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7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7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7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7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7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7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7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7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7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7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7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7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7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7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7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7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7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7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7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7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7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7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7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7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7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7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7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7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7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7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7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7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7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7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7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7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7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7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7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7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7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7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7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7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7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7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7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7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7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7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7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7-03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7-03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7-03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7-03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7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7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7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7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7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7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7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7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7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7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7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7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7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7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7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7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7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7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7-0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7-0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7-0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7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7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7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7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7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7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7-0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7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7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7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7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7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7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7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7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7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7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7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7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7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7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7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7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7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7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7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6448" calcext:value-type="float">
            <text:p>4.3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7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7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7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7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7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7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7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7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7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7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7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7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7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7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7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7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7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7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7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7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6-12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6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6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6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6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6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6-1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6-1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6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6-1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6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6-1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6-1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6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6-1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6-1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6-1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6-1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6-1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6-1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6-1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6-1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6-1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6-1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6-1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6-1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6-1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6-1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6-1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6-1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6-1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6-1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6-1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6-1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6-1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6-1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6-1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6-1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6-1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6-1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6-1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6-1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6-1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6-1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6-1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6-1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6-1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6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6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6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6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6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6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6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6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6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6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6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6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6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6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6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6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6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6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6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6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7576" calcext:value-type="float">
            <text:p>4.2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6-03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5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5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4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3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9392" calcext:value-type="float">
            <text:p>4.27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2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1208" calcext:value-type="float">
            <text:p>4.3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2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1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10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09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09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08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4736" calcext:value-type="float">
            <text:p>4.3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08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07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07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06-1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06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6448" calcext:value-type="float">
            <text:p>4.3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05-1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9472" calcext:value-type="float">
            <text:p>4.9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04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03-10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03-03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02-03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01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01-03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00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2000-03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1999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1999-03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1998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1998-03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1997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1997-03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1996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1996-03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1995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1995-03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1994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1994-03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1993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1993-03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1992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1992-03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1991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1991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1990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1990-03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1989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1989-03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1988-03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1986-03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1985-03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1983-03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1975-03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1974-03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1973-03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1972-03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1971-03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1970-03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1969-03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1968-03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1967-1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1967-03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1966-1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1965-04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1964-1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1964-03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1963-10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1963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1962-1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1962-03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1961-1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1961-03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1960-1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1960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1959-10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1959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1959-04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1958-1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1958-04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1957-1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1957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1956-1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1955-1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1955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1954-1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1953-1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1953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1952-1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1952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1951-1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1951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1950-1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1950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1949-1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1949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1948-1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1948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1947-1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1947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1946-10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1945-1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194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1944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1944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1943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1943-04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1942-1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1942-03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1941-1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4</text:p>
          </table:table-cell>
          <table:table-cell office:value-type="string" calcext:value-type="string">
            <text:p>LSP-062</text:p>
          </table:table-cell>
          <table:table-cell office:value-type="string" calcext:value-type="string">
            <text:p>1941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574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6992" meta:object-count="0"/>
    <meta:user-defined meta:name="AppVersion">3.0</meta:user-defined>
  </office:meta>
</office:document-meta>
</file>